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Monaco" fo:font-size="12pt" style:font-size-asian="12pt" style:font-size-complex="12pt"/>
    </style:style>
    <style:style style:name="P2" style:family="paragraph" style:parent-style-name="Standard">
      <style:paragraph-properties fo:line-height="200%"/>
      <style:text-properties style:font-name="Monaco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rd needed to speak to Della. <text:s/>Della would be online. <text:s/>The only</text:p>
      <text:p text:style-name="P1">trouble was in order to get online Cord would need a connection which </text:p>
      <text:p text:style-name="P1">meant staying within the protected quadrant. Invisibly electronically enforced border separating the known from the yet to be discovered. <text:s/></text:p>
      <text:p text:style-name="P1">Spending yet another evening in “civilization” was out of the question. <text:s/>Thermal drones, sound drones, crows crawling all quadrant. <text:s/></text:p>
      <text:p text:style-name="P1"><text:tab/></text:p>
      <text:p text:style-name="P1"/>
      <text:p text:style-name="P1"><text:tab/> <text:s/></text:p>
      <text:p text:style-name="P1"><text:tab/></text:p>
      <text:p text:style-name="P1"><text:s text:c="3"/></text:p>
      <text:p text:style-name="P1">pretty much when her own way. In a past life she'd been a criminal</text:p>
      <text:p text:style-name="P1">hacker busted used by the state to catch other hacker's which turned out to be innocence Gobi supporting victims. <text:s/>There was nothing more the Gobi liked then catching one of their own in a compromising situation it was the surest way to the top which was really the bottom because ony those at the top had an assured future. <text:s/>Which to Della meant you might as well be true to yourself because in the end</text:p>
      <text:p text:style-name="P1">while you were waiting for the axe to fall you could provide yourself <text:s/>with the cold comfort of knowing you'd at least tried to fuck the bastards up the ass. <text:s/>Because of that fact an because she was a <text:soft-page-break/>cracker jack hacker she'd managed to pull off things which had cost others of lesser skill their lives. <text:s text:c="2"/>which was there were no rules. <text:s/>She only stay in one place for only so long. <text:s/>She was still the only one Cord knew who could reach Casper</text:p>
      <text:p text:style-name="P1">who'd coined the term gatekeeper because of her ingenious encrpytion</text:p>
      <text:p text:style-name="P1">techniques. <text:s/>Captured pawns, tortured, rendered set free only to undergo the same ordeal at the hands of so called allies. <text:s/>The real damage to the heart. <text:s/>Systematically <text:s/>people drive apart finally driven away from themselves 'till only drugs would allow them to function, to get through day, to endure the lies, the deceptions. <text:s/></text:p>
      <text:p text:style-name="P1"><text:tab/>Despair one sees in others eyes. <text:s/>The city was being shrunk pushed in from three sides. The bridges monitored. </text:p>
      <text:p text:style-name="P1"><text:tab/>Broken bottles wet warped cardboard haphazardlly strewn around the base of an over stuffed dumpster. <text:s/>There was a clean line between here and the safe zone. Cord peered back toward the area he just vacated. <text:s/>The danger less precise just as lethal. <text:s/>The squeeze zone as while the Toronto shrank the freeze zone became more densely populated. <text:s/>Squating like a zen monk awaiting the scene to grow around him. <text:s/>A giant tawny sprang away from Cord's feet. Surprised Cord's abruplly shooting sideways result in a goose egged sized welt above his left eye. Further along the rat was theading the <text:soft-page-break/>interstices of shadow and light finally drowning in the shadows of yet another dumpster. <text:s/>movement resulting in a gush above on his left brow. </text:p>
      <text:p text:style-name="P1"><text:tab/>Brown hair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13T18:19:45</meta:creation-date>
    <dc:date>2011-12-20T09:58:57</dc:date>
    <dc:creator>Fred Hudson</dc:creator>
    <meta:editing-duration>P3DT22H37M49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3" meta:paragraph-count="17" meta:word-count="446" meta:character-count="2583"/>
  </office:meta>
</office:document-meta>
</file>